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1000000D90BB94F9814DE38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ira Code" svg:font-family="'Fira Code'"/>
    <style:font-face style:name="Helvetica Neue" svg:font-family="'Helvetica Neue', Arial, sans"/>
    <style:font-face style:name="Lohit Devanagari1" svg:font-family="'Lohit Devanagari'"/>
    <style:font-face style:name="gotham" svg:font-family="gotham, helvetica, arial, sans-serif"/>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Banksia" svg:font-family="Banksi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page" table:align="left"/>
    </style:style>
    <style:style style:name="Tabla1.A" style:family="table-column">
      <style:table-column-properties style:column-width="16.995cm"/>
    </style:style>
    <style:style style:name="Tabla1.A1" style:family="table-cell">
      <style:table-cell-properties style:vertical-align="middle" fo:background-color="#3c78d8" fo:padding="0cm" fo:border="none">
        <style:background-image/>
      </style:table-cell-properties>
    </style:style>
    <style:style style:name="Table2" style:family="table">
      <style:table-properties style:width="14.898cm" fo:margin-left="1.256cm" fo:margin-top="0cm" fo:margin-bottom="0cm" table:align="left"/>
    </style:style>
    <style:style style:name="Table2.A" style:family="table-column">
      <style:table-column-properties style:column-width="14.898cm"/>
    </style:style>
    <style:style style:name="Table2.1" style:family="table-row">
      <style:table-row-properties fo:keep-together="auto"/>
    </style:style>
    <style:style style:name="Table2.A1" style:family="table-cell">
      <style:table-cell-properties style:vertical-align="" fo:background-color="#27343a" fo:padding="0.176cm" fo:border="none">
        <style:background-image/>
      </style:table-cell-properties>
    </style:style>
    <style:style style:name="Tabla2" style:family="table">
      <style:table-properties style:width="10.705cm" fo:margin-left="1.256cm" fo:margin-top="0cm" fo:margin-bottom="0cm" table:align="left"/>
    </style:style>
    <style:style style:name="Tabla2.A" style:family="table-column">
      <style:table-column-properties style:column-width="10.705cm"/>
    </style:style>
    <style:style style:name="Tabla2.1" style:family="table-row">
      <style:table-row-properties fo:keep-together="auto"/>
    </style:style>
    <style:style style:name="Tabla2.A1" style:family="table-cell">
      <style:table-cell-properties style:vertical-align="" fo:background-color="#27343a" fo:padding="0.176cm" fo:border="none">
        <style:background-image/>
      </style:table-cell-properties>
    </style:style>
    <style:style style:name="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3ds" fo:font-size="15.75pt" fo:letter-spacing="normal" fo:font-style="normal" fo:font-weight="bold" loext:padding="0cm" loext:border="none"/>
    </style:style>
    <style:style style:name="P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383838" style:text-line-through-style="none" style:text-line-through-type="none" style:font-name="Arial" fo:font-size="6pt" fo:letter-spacing="normal" fo:font-style="normal" style:text-underline-style="none" fo:font-weight="bold" officeooo:rsid="00036ea7" style:text-blinking="false" fo:background-color="transparent" style:font-name-asian="WenQuanYi Micro Hei" style:font-size-asian="5.25pt" style:font-weight-asian="bold" style:font-name-complex="Lohit Devanagari" style:font-size-complex="6pt" style:font-weight-complex="bold" loext:padding="0cm" loext:border="non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P9"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P10" style:family="paragraph" style:parent-style-name="Text_20_body">
      <style:paragraph-properties fo:margin-left="2.117cm" fo:margin-right="0cm" fo:margin-top="0cm" fo:margin-bottom="0cm" loext:contextual-spacing="false" fo:orphans="2" fo:widows="2" fo:text-indent="0cm" style:auto-text-indent="false"/>
      <style:text-properties officeooo:paragraph-rsid="000c7a41"/>
    </style:style>
    <style:style style:name="P11" style:family="paragraph" style:parent-style-name="Standard">
      <style:paragraph-properties fo:margin-left="2.117cm" fo:margin-right="0cm" fo:margin-top="0cm" fo:margin-bottom="0cm" loext:contextual-spacing="false" fo:orphans="2" fo:widows="2" fo:text-indent="0cm" style:auto-text-indent="false" fo:break-before="page"/>
      <style:text-properties fo:font-weight="normal" officeooo:paragraph-rsid="00036ea7"/>
    </style:style>
    <style:style style:name="P12"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Arial" fo:font-size="8pt" fo:font-style="normal" style:text-underline-style="none" fo:font-weight="bold" style:text-blinking="false" fo:background-color="transparent" style:font-name-asian="WenQuanYi Micro Hei" style:font-size-asian="8pt" style:font-weight-asian="bold" style:font-name-complex="Lohit Devanagari" style:font-size-complex="8pt" style:font-weight-complex="bold"/>
    </style:style>
    <style:style style:name="P13"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a4c2f4" style:text-line-through-style="none" style:text-line-through-type="none" style:font-name="Arial" fo:font-size="8.39999961853027pt" fo:font-style="normal" style:text-underline-style="none" fo:font-weight="bold" officeooo:paragraph-rsid="000c7a41" style:text-blinking="false" fo:background-color="transparent"/>
    </style:style>
    <style:style style:name="P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3ds" fo:font-size="16pt" fo:font-style="normal" style:text-underline-style="none" fo:font-weight="bold" officeooo:paragraph-rsid="000c7a41" style:text-blinking="false" fo:background-color="transparent" style:font-size-asian="16pt" style:font-size-complex="16pt"/>
    </style:style>
    <style:style style:name="P16" style:family="paragraph" style:parent-style-name="Text_20_body">
      <style:paragraph-properties fo:margin-top="0cm" fo:margin-bottom="0cm" loext:contextual-spacing="false" fo:line-height="188%" style:writing-mode="lr-tb"/>
      <style:text-properties fo:font-variant="normal" fo:text-transform="none" fo:color="#1155cc" style:text-line-through-style="none" style:text-line-through-type="none" style:font-name="Banksia" fo:font-size="10.5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88%" style:writing-mode="lr-tb"/>
      <style:text-properties fo:font-variant="normal" fo:text-transform="none" fo:color="#333333" style:text-line-through-style="none" style:text-line-through-type="none" style:font-name="Banksia"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88%" style:writing-mode="lr-tb"/>
      <style:text-properties fo:font-variant="normal" fo:text-transform="none" fo:color="#6aa84f" style:text-line-through-style="none" style:text-line-through-type="none" style:font-name="Banksia" fo:font-size="10.5pt" fo:font-style="normal" style:text-underline-style="none" fo:font-weight="normal" style:text-blinking="false" fo:background-color="transparent"/>
    </style:style>
    <style:style style:name="P19" style:family="paragraph" style:parent-style-name="Heading_20_2">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0.5pt" fo:font-style="normal" style:text-underline-style="none" fo:font-weight="bold" style:text-blinking="false" fo:background-color="transparent"/>
    </style:style>
    <style:style style:name="P20" style:family="paragraph" style:parent-style-name="Preformatted_20_Text">
      <style:paragraph-properties fo:margin-top="0cm" fo:margin-bottom="0cm" loext:contextual-spacing="false" fo:line-height="100%" fo:text-align="start" style:justify-single-word="false" fo:keep-together="auto" fo:orphans="0" fo:widows="0" fo:padding="0cm" fo:border="none" fo:keep-with-next="auto"/>
      <style:text-properties fo:color="#7b98b2" style:font-name="Fira Code" fo:font-size="10pt" fo:font-style="italic" officeooo:paragraph-rsid="0012de12" style:font-size-asian="10pt" style:font-size-complex="10pt"/>
    </style:style>
    <style:style style:name="P21" style:family="paragraph" style:parent-style-name="Preformatted_20_Text">
      <style:paragraph-properties fo:margin-top="0cm" fo:margin-bottom="0cm" loext:contextual-spacing="false" fo:line-height="200%" fo:text-align="start" style:justify-single-word="false" fo:keep-together="auto" fo:orphans="0" fo:widows="0" fo:padding="0cm" fo:border="none" fo:keep-with-next="auto"/>
      <style:text-properties fo:color="#7b98b2" style:font-name="DejaVu Sans" fo:font-size="8pt" fo:font-style="italic" style:text-underline-style="none" officeooo:paragraph-rsid="0008c190" style:font-size-asian="8pt" style:font-size-complex="8pt"/>
    </style:style>
    <style:style style:name="P22" style:family="paragraph" style:parent-style-name="Horizontal_20_Line">
      <style:paragraph-properties fo:margin-top="0cm" fo:margin-bottom="0cm" loext:contextual-spacing="false" fo:orphans="2" fo:widows="2"/>
    </style:style>
    <style:style style:name="P23" style:family="paragraph" style:parent-style-name="Horizontal_20_Line">
      <style:paragraph-properties fo:margin-top="0cm" fo:margin-bottom="0cm" loext:contextual-spacing="false" fo:text-align="justify" style:justify-single-word="false" fo:orphans="2" fo:widows="2"/>
    </style:style>
    <style:style style:name="P24"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Helvetica Neue" fo:font-size="10.5pt" fo:letter-spacing="normal" fo:font-style="normal" fo:font-weight="normal" officeooo:rsid="0013f3ff" officeooo:paragraph-rsid="0013f3ff" style:font-weight-asian="bold"/>
    </style:style>
    <style:style style:name="P25"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Helvetica Neue" fo:font-size="10.5pt" fo:letter-spacing="normal" fo:font-style="normal" fo:font-weight="normal" officeooo:paragraph-rsid="0008c190" style:font-weight-asian="bold"/>
    </style:style>
    <style:style style:name="P26"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Banksia" fo:font-size="10pt" fo:letter-spacing="normal" fo:font-style="normal" fo:font-weight="normal" officeooo:paragraph-rsid="0008c190" style:font-size-asian="10pt" style:font-weight-asian="bold" style:font-size-complex="10pt"/>
    </style:style>
    <style:style style:name="P27"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Banksia" fo:font-size="10pt" fo:letter-spacing="normal" fo:font-style="normal" fo:font-weight="normal" officeooo:rsid="0013f3ff" officeooo:paragraph-rsid="0013f3ff" style:font-size-asian="10pt" style:font-weight-asian="bold" style:font-size-complex="10pt"/>
    </style:style>
    <style:style style:name="P28" style:family="paragraph" style:parent-style-name="Standard">
      <style:paragraph-properties fo:margin-top="0cm" fo:margin-bottom="0cm" loext:contextual-spacing="false" fo:line-height="157%" fo:text-align="justify" style:justify-single-word="false" fo:orphans="2" fo:widows="2"/>
      <style:text-properties officeooo:paragraph-rsid="0013f3ff"/>
    </style:style>
    <style:style style:name="P29" style:family="paragraph" style:parent-style-name="Standard">
      <style:paragraph-properties fo:margin-top="0cm" fo:margin-bottom="0cm" loext:contextual-spacing="false" fo:line-height="157%" fo:text-align="center" style:justify-single-word="false" fo:orphans="2" fo:widows="2" fo:break-before="page"/>
      <style:text-properties fo:font-variant="normal" fo:text-transform="none" fo:color="#383838" style:font-name="Helvetica Neue" fo:letter-spacing="normal" fo:font-style="normal" fo:font-weight="normal" officeooo:paragraph-rsid="0008c190" style:font-weight-asian="bold"/>
    </style:style>
    <style:style style:name="P30" style:family="paragraph" style:parent-style-name="Text_20_body" style:master-page-name="">
      <loext:graphic-properties draw:fill="none"/>
      <style:paragraph-properties fo:margin-left="1.9cm" fo:margin-right="0cm" fo:margin-top="0cm" fo:margin-bottom="0.247cm" loext:contextual-spacing="false" fo:line-height="120%" fo:orphans="2" fo:widows="2" fo:text-indent="0cm" style:auto-text-indent="false" style:page-number="auto" fo:background-color="transparent"/>
      <style:text-properties officeooo:paragraph-rsid="00036ea7"/>
    </style:style>
    <style:style style:name="P31" style:family="paragraph" style:parent-style-name="Text_20_body">
      <loext:graphic-properties draw:fill="none"/>
      <style:paragraph-properties fo:margin-left="1.9cm" fo:margin-right="0cm" fo:margin-top="0cm" fo:margin-bottom="0.247cm" loext:contextual-spacing="false" fo:line-height="120%" fo:orphans="2" fo:widows="2" fo:text-indent="0cm" style:auto-text-indent="false" fo:background-color="transparent"/>
      <style:text-properties officeooo:paragraph-rsid="001f5264"/>
    </style:style>
    <style:style style:name="P32"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Helvetica Neue" fo:font-size="12pt" fo:letter-spacing="normal" fo:font-style="normal" fo:font-weight="normal"/>
    </style:style>
    <style:style style:name="P33"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style:style>
    <style:style style:name="P34"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officeooo:paragraph-rsid="00040699"/>
    </style:style>
    <style:style style:name="P35"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officeooo:paragraph-rsid="00040699"/>
    </style:style>
    <style:style style:name="P36" style:family="paragraph" style:parent-style-name="Text_20_body" style:master-page-name="">
      <loext:graphic-properties draw:fill="none"/>
      <style:paragraph-properties fo:margin-left="1.9cm" fo:margin-right="0cm" fo:margin-top="0cm" fo:margin-bottom="0cm" loext:contextual-spacing="false" fo:line-height="120%" fo:orphans="2" fo:widows="2" fo:text-indent="0cm" style:auto-text-indent="false" style:page-number="auto" fo:background-color="transparent" fo:padding="0cm" fo:border="none"/>
      <style:text-properties fo:font-variant="normal" fo:text-transform="none" fo:color="#008000" style:font-name="Banksia" fo:font-size="8pt" fo:letter-spacing="normal" fo:font-style="normal" fo:font-weight="normal" style:font-size-asian="8pt" style:font-size-complex="8pt"/>
    </style:style>
    <style:style style:name="P37"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officeooo:paragraph-rsid="00040699"/>
    </style:style>
    <style:style style:name="P38"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fo:font-variant="normal" fo:text-transform="none" fo:color="#008000" style:font-name="gotham" fo:font-size="8pt" fo:letter-spacing="normal" fo:font-style="normal" fo:font-weight="normal" officeooo:rsid="00040699" officeooo:paragraph-rsid="00040699" style:font-size-asian="8pt" style:font-size-complex="8pt"/>
    </style:style>
    <style:style style:name="P39" style:family="paragraph" style:parent-style-name="Text_20_body" style:master-page-name="">
      <loext:graphic-properties draw:fill="none"/>
      <style:paragraph-properties fo:margin-left="1.6cm" fo:margin-right="0cm" fo:margin-top="0cm" fo:margin-bottom="0cm" loext:contextual-spacing="false" fo:text-align="start" style:justify-single-word="false" fo:orphans="2" fo:widows="2" fo:text-indent="0cm" style:auto-text-indent="false" style:page-number="auto" fo:background-color="transparent" fo:padding="0cm" fo:border="none"/>
    </style:style>
    <style:style style:name="P40" style:family="paragraph" style:parent-style-name="Text_20_body">
      <loext:graphic-properties draw:fill="none"/>
      <style:paragraph-properties fo:margin-left="1.6cm" fo:margin-right="0cm" fo:margin-top="0cm" fo:margin-bottom="0cm" loext:contextual-spacing="false" fo:text-align="start" style:justify-single-word="false" fo:orphans="2" fo:widows="2" fo:text-indent="0cm" style:auto-text-indent="false" fo:background-color="transparent" fo:padding="0cm" fo:border="none"/>
    </style:style>
    <style:style style:name="P41" style:family="paragraph" style:parent-style-name="Preformatted_20_Text">
      <style:paragraph-properties fo:margin-top="0cm" fo:margin-bottom="0.499cm" loext:contextual-spacing="false"/>
      <style:text-properties fo:color="#ffffff" style:font-name="Fira Code" fo:font-size="10pt" style:font-size-asian="10pt" style:font-size-complex="10pt"/>
    </style:style>
    <style:style style:name="P42" style:family="paragraph" style:parent-style-name="Preformatted_20_Text">
      <style:paragraph-properties fo:margin-top="0cm" fo:margin-bottom="0.499cm" loext:contextual-spacing="false" fo:line-height="200%"/>
      <style:text-properties fo:color="#ffffff" style:font-name="DejaVu Sans" fo:font-size="8pt" style:font-size-asian="8pt" style:font-size-complex="8pt"/>
    </style:style>
    <style:style style:name="P43" style:family="paragraph" style:parent-style-name="Preformatted_20_Text">
      <style:text-properties fo:color="#7b98b2" fo:font-size="10pt" style:font-size-asian="10pt" style:font-size-complex="10pt"/>
    </style:style>
    <style:style style:name="P44" style:family="paragraph" style:parent-style-name="Preformatted_20_Text">
      <style:paragraph-properties fo:line-height="200%"/>
      <style:text-properties fo:color="#7b98b2" style:font-name="DejaVu Sans" fo:font-size="8pt" fo:font-style="italic" style:font-size-asian="8pt" style:font-size-complex="8pt"/>
    </style:style>
    <style:style style:name="P45" style:family="paragraph" style:parent-style-name="Preformatted_20_Text">
      <style:text-properties fo:color="#ffffff" style:font-name="Fira Code" fo:font-size="10pt" style:font-size-asian="10pt" style:font-size-complex="10pt"/>
    </style:style>
    <style:style style:name="P46" style:family="paragraph" style:parent-style-name="Preformatted_20_Text">
      <style:paragraph-properties fo:line-height="200%"/>
      <style:text-properties fo:color="#ffffff" style:font-name="DejaVu Sans" fo:font-size="8pt" style:font-size-asian="8pt" style:font-size-complex="8pt"/>
    </style:style>
    <style:style style:name="P47" style:family="paragraph" style:parent-style-name="Text_20_body">
      <style:paragraph-properties fo:margin-left="3.175cm" fo:margin-right="0cm" fo:margin-top="0cm" fo:margin-bottom="0cm" loext:contextual-spacing="false" fo:text-align="justify" style:justify-single-word="false" fo:orphans="2" fo:widows="2" fo:text-indent="0cm" style:auto-text-indent="false"/>
    </style:style>
    <style:style style:name="P48" style:family="paragraph" style:parent-style-name="Text_20_body">
      <style:text-properties style:font-name="Banksia"/>
    </style:style>
    <style:style style:name="P49" style:family="paragraph" style:parent-style-name="Heading_20_1">
      <style:text-properties style:font-name="3ds"/>
    </style:style>
    <style:style style:name="P50" style:family="paragraph" style:parent-style-name="Heading_20_1">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51" style:family="paragraph" style:parent-style-name="Text_20_body" style:list-style-name="L2" style:master-page-name="">
      <loext:graphic-properties draw:fill="none"/>
      <style:paragraph-properties fo:margin-left="1.9cm" fo:margin-right="0cm" fo:margin-top="0cm" fo:margin-bottom="0.247cm" loext:contextual-spacing="false" fo:line-height="120%" fo:orphans="2" fo:widows="2" fo:text-indent="-0.6cm" style:auto-text-indent="false" style:page-number="auto" fo:background-color="transparent"/>
      <style:text-properties officeooo:paragraph-rsid="000c7a41"/>
    </style:style>
    <style:style style:name="P52"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Preformatted_20_Text"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Heading_20_1" style:list-style-name="L1"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writing-mode="lr-tb"/>
      <style:text-properties style:font-name="3ds"/>
    </style:style>
    <style:style style:name="P55" style:family="paragraph" style:parent-style-name="Heading_20_1" style:list-style-name="L2"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ab-stops/>
      </style:paragraph-properties>
      <style:text-properties style:font-name="3ds"/>
    </style:style>
    <style:style style:name="P56" style:family="paragraph" style:parent-style-name="Heading_20_1" style:list-style-name="L3"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7" style:family="paragraph" style:parent-style-name="Heading_20_1" style:list-style-name="L4"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8" style:family="paragraph" style:parent-style-name="User_20_Index_20_Heading">
      <style:text-properties style:font-name="3ds"/>
    </style:style>
    <style:style style:name="P59" style:family="paragraph" style:parent-style-name="User_20_Index_20_1">
      <style:paragraph-properties>
        <style:tab-stops>
          <style:tab-stop style:position="17cm" style:type="right" style:leader-style="dotted" style:leader-text="."/>
        </style:tab-stops>
      </style:paragraph-properties>
      <style:text-properties style:font-name="Banksia"/>
    </style:style>
    <style:style style:name="P60" style:family="paragraph">
      <loext:graphic-properties draw:fill="solid" draw:fill-color="#a0a0a0"/>
      <style:paragraph-properties fo:text-align="center"/>
    </style:style>
    <style:style style:name="P61" style:family="paragraph">
      <style:paragraph-properties fo:text-align="center"/>
    </style:style>
    <style:style style:name="T1" style:family="text">
      <style:text-properties fo:font-size="6pt" style:font-size-asian="6pt" style:font-size-complex="6pt"/>
    </style:style>
    <style:style style:name="T2" style:family="text">
      <style:text-properties fo:color="#0000ff" fo:font-size="6pt" style:font-size-asian="6pt" style:font-size-complex="6pt"/>
    </style:style>
    <style:style style:name="T3" style:family="text">
      <style:text-properties fo:color="#0000ff" fo:font-size="6pt" officeooo:rsid="0010c531" style:font-size-asian="6pt" style:font-size-complex="6pt"/>
    </style:style>
    <style:style style:name="T4" style:family="text">
      <style:text-properties fo:color="#0000ff" fo:font-size="6pt" fo:font-weight="bold" style:font-size-asian="6pt" style:font-weight-asian="bold" style:font-size-complex="6pt"/>
    </style:style>
    <style:style style:name="T5" style:family="text">
      <style:text-properties fo:color="#0000ff" fo:font-size="6pt" fo:font-weight="bold" officeooo:rsid="0010c531" style:font-size-asian="6pt" style:font-weight-asian="bold" style:font-size-complex="6pt"/>
    </style:style>
    <style:style style:name="T6" style:family="text">
      <style:text-properties fo:color="#0000ff" fo:font-size="6pt" fo:font-weight="bold" officeooo:rsid="001f5264" style:font-size-asian="6pt" style:font-weight-asian="bold" style:font-size-complex="6pt"/>
    </style:style>
    <style:style style:name="T7" style:family="text">
      <style:text-properties fo:font-variant="normal" fo:text-transform="none" fo:color="#383838" style:font-name="Helvetica Neue" fo:font-size="18pt" fo:letter-spacing="normal" fo:font-style="normal" fo:font-weight="normal" loext:padding="0cm" loext:border="none"/>
    </style:style>
    <style:style style:name="T8" style:family="text">
      <style:text-properties fo:font-variant="normal" fo:text-transform="none" fo:color="#383838" style:font-name="Banksia" fo:font-size="10.5pt" fo:letter-spacing="normal" fo:font-style="normal" fo:font-weight="normal" loext:padding="0cm" loext:border="none"/>
    </style:style>
    <style:style style:name="T9" style:family="text">
      <style:text-properties fo:font-variant="normal" fo:text-transform="none" fo:color="#008000" style:font-name="Banksia" fo:font-size="8pt" fo:letter-spacing="normal" fo:font-style="normal" fo:font-weight="normal" style:font-size-asian="8pt" style:font-size-complex="8pt"/>
    </style:style>
    <style:style style:name="T10" style:family="text">
      <style:text-properties fo:font-variant="normal" fo:text-transform="none" fo:color="#008000" style:font-name="Banksia" fo:font-size="8pt" fo:letter-spacing="normal" fo:font-style="normal" fo:font-weight="normal" style:font-size-asian="8pt" style:font-size-complex="8pt" loext:padding="0cm" loext:border="none"/>
    </style:style>
    <style:style style:name="T11" style:family="text">
      <style:text-properties fo:font-variant="normal" fo:text-transform="none" fo:color="#008000" style:font-name="Banksia" fo:font-size="8pt" fo:letter-spacing="normal" fo:font-style="normal" fo:font-weight="normal" officeooo:rsid="00040699" style:font-size-asian="8pt" style:font-size-complex="8pt"/>
    </style:style>
    <style:style style:name="T12" style:family="text">
      <style:text-properties fo:font-variant="normal" fo:text-transform="none" fo:color="#008000" style:font-name="Banksia" fo:font-size="8pt" fo:letter-spacing="normal" fo:font-style="normal" fo:font-weight="normal" officeooo:rsid="00040699" style:font-size-asian="8pt" style:font-size-complex="8pt" loext:padding="0cm" loext:border="none"/>
    </style:style>
    <style:style style:name="T13" style:family="text">
      <style:text-properties fo:font-variant="normal" fo:text-transform="none" fo:color="#004586" style:font-name="Banksia" fo:font-size="10pt" fo:letter-spacing="normal" fo:font-style="normal" fo:font-weight="normal" officeooo:rsid="00036ea7" style:font-size-asian="10pt" style:font-size-complex="10pt" loext:padding="0cm" loext:border="none"/>
    </style:style>
    <style:style style:name="T14" style:family="text">
      <style:text-properties fo:font-variant="normal" fo:text-transform="none" fo:color="#004586" style:font-name="Banksia" fo:font-size="10pt" fo:letter-spacing="normal" fo:font-style="normal" fo:font-weight="normal" style:font-size-asian="10pt" style:font-size-complex="10pt" loext:padding="0cm" loext:border="none"/>
    </style:style>
    <style:style style:name="T15" style:family="text">
      <style:text-properties fo:font-variant="normal" fo:text-transform="none" fo:color="#004586" style:font-name="Banksia" fo:font-size="10pt" fo:letter-spacing="normal" fo:font-style="normal" fo:font-weight="normal" officeooo:rsid="00040699" style:font-size-asian="10pt" style:font-size-complex="10pt" loext:padding="0cm" loext:border="none"/>
    </style:style>
    <style:style style:name="T16" style:family="text">
      <style:text-properties fo:font-variant="normal" fo:text-transform="none" fo:color="#004586" style:font-name="Banksia" fo:font-size="10pt" fo:letter-spacing="normal" fo:font-style="normal" fo:font-weight="normal" officeooo:rsid="00036ea7" style:font-size-asian="10pt" style:font-weight-asian="normal" style:font-size-complex="10pt" style:font-weight-complex="normal" loext:padding="0cm" loext:border="none"/>
    </style:style>
    <style:style style:name="T17" style:family="text">
      <style:text-properties fo:font-variant="normal" fo:text-transform="none" fo:color="#004586" style:font-name="Banksia" fo:font-size="10pt" fo:letter-spacing="normal" fo:font-style="normal" fo:font-weight="normal" style:font-size-asian="10pt" style:font-weight-asian="normal" style:font-size-complex="10pt" style:font-weight-complex="normal" loext:padding="0cm" loext:border="none"/>
    </style:style>
    <style:style style:name="T18" style:family="text">
      <style:text-properties fo:font-variant="normal" fo:text-transform="none" fo:color="#004586"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19" style:family="text">
      <style:text-properties fo:font-variant="normal" fo:text-transform="none" fo:color="#004586" style:font-name="Banksia" fo:font-size="10pt" fo:letter-spacing="normal" fo:font-style="normal" fo:font-weight="normal" fo:background-color="#eff0f1" loext:char-shading-value="0" style:font-name-asian="Nimbus Mono L" style:font-size-asian="10pt" style:font-name-complex="Liberation Mono" style:font-size-complex="10pt" loext:padding="0cm" loext:border="none"/>
    </style:style>
    <style:style style:name="T20" style:family="text">
      <style:text-properties fo:font-variant="normal" fo:text-transform="none" fo:color="#004586" style:font-name="Banksia" fo:font-size="10pt" fo:letter-spacing="normal" fo:font-style="normal" fo:font-weight="normal" fo:background-color="#eff0f1" loext:char-shading-value="0" style:font-size-asian="10pt" style:font-size-complex="10pt" loext:padding="0cm" loext:border="none"/>
    </style:style>
    <style:style style:name="T21" style:family="text">
      <style:text-properties fo:font-variant="normal" fo:text-transform="none" fo:color="#004586" style:font-name="Banksia" fo:font-size="10pt" fo:letter-spacing="normal" fo:font-style="normal" fo:font-weight="bold" style:font-size-asian="10pt" style:font-weight-asian="bold" style:font-size-complex="10pt" style:font-weight-complex="bold" loext:padding="0cm" loext:border="none"/>
    </style:style>
    <style:style style:name="T22" style:family="text">
      <style:text-properties fo:font-variant="normal" fo:text-transform="none" fo:color="#004586" style:font-name="Banksia" fo:font-size="10pt" fo:letter-spacing="normal" fo:font-style="normal" fo:font-weight="bold" officeooo:rsid="001f5264" style:font-size-asian="10pt" style:font-weight-asian="bold" style:font-size-complex="10pt" style:font-weight-complex="bold" loext:padding="0cm" loext:border="none"/>
    </style:style>
    <style:style style:name="T23" style:family="text">
      <style:text-properties fo:font-variant="normal" fo:text-transform="none" fo:color="#000000" style:font-name="Banksia" fo:font-size="10pt" fo:letter-spacing="normal" fo:font-style="normal" fo:font-weight="normal" style:font-size-asian="10pt" style:font-size-complex="10pt" loext:padding="0cm" loext:border="none"/>
    </style:style>
    <style:style style:name="T24" style:family="text">
      <style:text-properties fo:font-variant="normal" fo:text-transform="none" fo:color="#000000" style:font-name="Banksia" fo:font-size="10pt" fo:letter-spacing="normal" fo:font-style="normal" fo:font-weight="normal" fo:background-color="#eff0f1" loext:char-shading-value="0" style:font-size-asian="10pt" style:font-size-complex="10pt" loext:padding="0cm" loext:border="none"/>
    </style:style>
    <style:style style:name="T25" style:family="text">
      <style:text-properties fo:font-variant="normal" fo:text-transform="none" fo:color="#000000" style:font-name="Banksia" fo:font-size="10pt" fo:letter-spacing="normal" fo:font-style="normal" fo:font-weight="bold" style:font-size-asian="10pt" style:font-size-complex="10pt" loext:padding="0cm" loext:border="none"/>
    </style:style>
    <style:style style:name="T26" style:family="text">
      <style:text-properties fo:font-variant="normal" fo:text-transform="none" fo:color="#525252" style:text-line-through-style="none" style:text-line-through-type="none" style:font-name="3ds" fo:font-size="13.5pt" fo:letter-spacing="normal" fo:font-style="normal" style:text-underline-style="none" officeooo:rsid="00036ea7" style:text-blinking="false" fo:background-color="transparent" loext:char-shading-value="0" style:font-name-asian="WenQuanYi Micro Hei" style:font-size-asian="14pt" style:font-name-complex="Lohit Devanagari" style:font-size-complex="14pt" loext:padding="0cm" loext:border="none"/>
    </style:style>
    <style:style style:name="T27" style:family="text">
      <style:text-properties fo:font-variant="normal" fo:text-transform="none" fo:color="#525252" style:font-name="3ds" fo:font-size="13.5pt" fo:letter-spacing="normal" fo:font-style="normal" fo:font-weight="bold" style:font-weight-asian="bold" style:font-weight-complex="bold" loext:padding="0cm" loext:border="none"/>
    </style:style>
    <style:style style:name="T28" style:family="text">
      <style:text-properties fo:font-variant="normal" fo:text-transform="none" fo:color="#525252" style:font-name="Banksia" fo:font-size="10pt" fo:letter-spacing="normal" fo:font-style="normal" fo:font-weight="normal" style:font-size-asian="10pt" style:font-size-complex="10pt" loext:padding="0cm" loext:border="none"/>
    </style:style>
    <style:style style:name="T29" style:family="text">
      <style:text-properties fo:font-variant="normal" fo:text-transform="none" fo:color="#525252" style:font-name="Banksia" fo:font-size="10pt" fo:letter-spacing="normal" fo:font-style="normal" style:text-underline-style="solid" style:text-underline-width="auto" style:text-underline-color="font-color" fo:font-weight="normal" style:font-size-asian="10pt" style:font-size-complex="10pt" loext:padding="0cm" loext:border="none"/>
    </style:style>
    <style:style style:name="T30" style:family="text">
      <style:text-properties fo:font-variant="normal" fo:text-transform="none" fo:color="#525252" style:font-name="Banksia" fo:font-size="13.5pt" fo:letter-spacing="normal" fo:font-style="normal" fo:font-weight="normal" loext:padding="0cm" loext:border="none"/>
    </style:style>
    <style:style style:name="T31" style:family="text">
      <style:text-properties fo:font-variant="normal" fo:text-transform="none" fo:color="#f4645f" style:font-name="Banksia" fo:font-size="10pt" fo:letter-spacing="normal" fo:font-style="normal" fo:font-weight="normal" fo:background-color="#f0f2f1" loext:char-shading-value="0" style:font-size-asian="10pt" style:font-size-complex="10pt" loext:padding="0cm" loext:border="none"/>
    </style:style>
    <style:style style:name="T32" style:family="text">
      <style:text-properties fo:font-variant="normal" fo:text-transform="none" fo:color="#f4645f" style:font-name="Banksia"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33" style:family="text">
      <style:text-properties fo:font-variant="normal" fo:text-transform="none" fo:color="#555555" style:font-name="Banksia" fo:font-size="10pt" fo:letter-spacing="normal" fo:font-style="normal" fo:font-weight="normal" fo:background-color="#f0f2f1" loext:char-shading-value="0" style:font-size-asian="10pt" style:font-size-complex="10pt" loext:padding="0cm" loext:border="none"/>
    </style:style>
    <style:style style:name="T34" style:family="text">
      <style:text-properties fo:font-variant="normal" fo:text-transform="none" fo:color="#006600" style:font-name="Banksia" fo:font-size="8pt" fo:letter-spacing="normal" fo:font-style="normal" fo:font-weight="normal" officeooo:rsid="000accff" style:font-size-asian="8pt" style:font-size-complex="8pt" loext:padding="0cm" loext:border="none"/>
    </style:style>
    <style:style style:name="T35" style:family="text">
      <style:text-properties fo:font-variant="normal" fo:text-transform="none" fo:color="#333333"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36" style:family="text">
      <style:text-properties fo:color="#004586" style:font-name="Banksia" fo:font-size="10pt" fo:font-weight="normal" style:font-size-asian="10pt" style:font-size-complex="10pt" loext:padding="0cm" loext:border="none"/>
    </style:style>
    <style:style style:name="T37" style:family="text">
      <style:text-properties fo:color="#004586" style:font-name="Banksia" fo:font-size="10pt" fo:font-weight="normal" officeooo:rsid="00040699" style:font-size-asian="10pt" style:font-size-complex="10pt" loext:padding="0cm" loext:border="none"/>
    </style:style>
    <style:style style:name="T38" style:family="text">
      <style:text-properties fo:color="#004586" style:font-name="Banksia" fo:font-size="10pt" fo:font-weight="normal" officeooo:rsid="00040699" style:font-size-asian="10pt" style:font-weight-asian="normal" style:font-size-complex="10pt" style:font-weight-complex="normal" loext:padding="0cm" loext:border="none"/>
    </style:style>
    <style:style style:name="T39" style:family="text">
      <style:text-properties fo:color="#004586" style:font-name="Banksia" fo:font-size="10pt" fo:font-weight="normal" style:font-size-asian="10pt" style:font-weight-asian="normal" style:font-size-complex="10pt" style:font-weight-complex="normal" loext:padding="0cm" loext:border="none"/>
    </style:style>
    <style:style style:name="T40" style:family="text">
      <style:text-properties fo:color="#004586" style:font-name="Banksia" fo:font-size="10pt" fo:font-weight="normal" fo:background-color="#eff0f1" loext:char-shading-value="0" style:font-name-asian="Nimbus Mono L" style:font-size-asian="10pt" style:font-name-complex="Liberation Mono" style:font-size-complex="10pt" loext:padding="0cm" loext:border="none"/>
    </style:style>
    <style:style style:name="T41" style:family="text">
      <style:text-properties fo:color="#004586" style:font-name="Banksia" fo:font-size="10pt" style:text-underline-style="solid" style:text-underline-width="auto" style:text-underline-color="font-color" fo:font-weight="normal" style:font-size-asian="10pt" style:font-size-complex="10pt" loext:padding="0cm" loext:border="none"/>
    </style:style>
    <style:style style:name="T42" style:family="text">
      <style:text-properties officeooo:rsid="00040699"/>
    </style:style>
    <style:style style:name="T43" style:family="text">
      <style:text-properties officeooo:rsid="0006dc61"/>
    </style:style>
    <style:style style:name="T44" style:family="text">
      <style:text-properties fo:color="#019d76" fo:font-style="italic"/>
    </style:style>
    <style:style style:name="T45" style:family="text">
      <style:text-properties fo:color="#15b8ae"/>
    </style:style>
    <style:style style:name="T46" style:family="text">
      <style:text-properties fo:color="#000000" style:font-name="3ds" fo:font-size="27pt" fo:font-weight="normal" loext:padding="0cm" loext:border="none"/>
    </style:style>
    <style:style style:name="T47" style:family="text">
      <style:text-properties fo:color="#000000" style:font-name="3ds" fo:font-size="27pt" fo:font-weight="normal" officeooo:rsid="0008c190" loext:padding="0cm" loext:border="none"/>
    </style:style>
    <style:style style:name="T48" style:family="text">
      <style:text-properties fo:color="#017c9d" fo:font-style="italic"/>
    </style:style>
    <style:style style:name="T49" style:family="text">
      <style:text-properties officeooo:rsid="001f5264"/>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4">OBJETIVO:</text:p>
            <text:p text:style-name="P15"><text:span text:style-name="T43">Crear nuevo proyecto con Laravel o Lumen / Composer / Apache</text:span> </text:p>
          </table:table-cell>
        </table:table-row>
      </table:table>
      <text:p text:style-name="P10"><text:span text:style-name="Strong_20_Emphasis"><text:span text:style-name="T7"/></text:span></text:p>
      <text:user-index text:style-name="Sect1" text:name="Definido por el usuario1">
        <text:user-index-source text:use-index-source-styles="true" text:index-name="User-Defined">
          <text:index-title-template text:style-name="User_20_Index_20_Heading">Contenido</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 text:style-name="Heading_20_2"/>
          </text:index-source-styles>
        </text:user-index-source>
        <text:index-body>
          <text:index-title text:style-name="Sect1" text:name="Definido por el usuario1_Head">
            <text:p text:style-name="P58">Contenido</text:p>
          </text:index-title>
          <text:p text:style-name="P59">Instalar Laravel o Lumen<text:tab/>2</text:p>
          <text:p text:style-name="P59">Instala Composer<text:tab/>2</text:p>
          <text:p text:style-name="P59">Crear servidor virtual<text:tab/>2</text:p>
          <text:p text:style-name="P59">Ejecutar script de permisos laravel<text:tab/>2</text:p>
          <text:p text:style-name="P59">Inicializar git<text:tab/>2</text:p>
          <text:p text:style-name="P59">Ejecutar script de preparación del repositorio con cuenta riv4wi.<text:tab/>3</text:p>
          <text:p text:style-name="P59">Preparar template readme<text:tab/>3</text:p>
          <text:p text:style-name="P59">Preparar rama master y subir al repositorio<text:tab/>3</text:p>
          <text:p text:style-name="P59">Crear la rama develop<text:tab/>3</text:p>
          <text:p text:style-name="P59">Configurar proyecto en phpstorm<text:tab/>3</text:p>
          <text:p text:style-name="P59">Crear usuario en Mysql<text:tab/>4</text:p>
          <text:p text:style-name="P59">Crear base de datos y asignar los permisos al usuario<text:tab/>4</text:p>
          <text:p text:style-name="P59">Verificar si el usuario fue creado<text:tab/>4</text:p>
          <text:p text:style-name="P59">Setup folder permissions for laravel:<text:tab/>5</text:p>
        </text:index-body>
      </text:user-index>
      <text:p text:style-name="P11"/>
      <text:list xml:id="list6871523054850029257" text:style-name="L1">
        <text:list-header>
          <text:h text:style-name="P54" text:outline-level="1">Instalar Laravel <text:span text:style-name="T49">o Lumen</text:span></text:h>
        </text:list-header>
      </text:list>
      <text:p text:style-name="P30"><text:span text:style-name="Strong_20_Emphasis"><text:span text:style-name="T13">c</text:span></text:span><text:span text:style-name="Strong_20_Emphasis"><text:span text:style-name="T14">reate-project laravel/laravel </text:span></text:span><text:span text:style-name="Strong_20_Emphasis"><text:span text:style-name="T21">NOMBRECARPETA</text:span></text:span></text:p>
      <text:p text:style-name="P31"><text:span text:style-name="Strong_20_Emphasis"><text:span text:style-name="T35">ó </text:span></text:span><text:span text:style-name="Strong_20_Emphasis"><text:span text:style-name="T18">lumen new </text:span></text:span><text:span text:style-name="Strong_20_Emphasis"><text:span text:style-name="T22">NOMBRECARPETA</text:span></text:span></text:p>
      <text:list xml:id="list6802024360613615286" text:style-name="L2">
        <text:list-header>
          <text:h text:style-name="P55" text:outline-level="1" text:restart-numbering="true" text:start-value="-1">Instala Composer</text:h>
          <text:p text:style-name="P51"><text:span text:style-name="Emphasis"><text:span text:style-name="T8">Acceder dentro de la carpeta creada </text:span></text:span><text:span text:style-name="Strong_20_Emphasis"><text:span text:style-name="T13">(</text:span></text:span><text:span text:style-name="Strong_20_Emphasis"><text:span text:style-name="T16">N</text:span></text:span><text:span text:style-name="Strong_20_Emphasis"><text:span text:style-name="T17">OMBRECARPETA</text:span></text:span><text:span text:style-name="Strong_20_Emphasis"><text:span text:style-name="T13">)</text:span></text:span><text:span text:style-name="Emphasis"><text:span text:style-name="T8"> </text:span></text:span></text:p>
        </text:list-header>
      </text:list>
      <text:p text:style-name="P30"><text:span text:style-name="Strong_20_Emphasis"><text:span text:style-name="T13">composer </text:span></text:span><text:span text:style-name="Strong_20_Emphasis"><text:span text:style-name="T14">install <text:s/></text:span></text:span><text:span text:style-name="Strong_20_Emphasis"><text:span text:style-name="T10">// </text:span></text:span><text:span text:style-name="Strong_20_Emphasis"><text:span text:style-name="T12">Suponiendo que composer está instalado globalmente</text:span></text:span></text:p>
      <text:list xml:id="list5891551258978205663" text:style-name="L3">
        <text:list-header>
          <text:h text:style-name="P56" text:outline-level="1">Crear servidor virtual</text:h>
        </text:list-header>
      </text:list>
      <text:p text:style-name="P36">Configurar el archivo <text:span text:style-name="T42">editando en </text:span>/etc/hosts</text:p>
      <text:p text:style-name="P32"><text:span text:style-name="Strong_20_Emphasis"><text:span text:style-name="T36">cd /etc/apache2/sites-</text:span></text:span><text:span text:style-name="Strong_20_Emphasis"><text:span text:style-name="T41">available</text:span></text:span><text:span text:style-name="Strong_20_Emphasis"><text:span text:style-name="T36">/</text:span></text:span></text:p>
      <text:p text:style-name="P32"><text:span text:style-name="Strong_20_Emphasis"><text:span text:style-name="T36">sudo cp -v </text:span></text:span><text:span text:style-name="Strong_20_Emphasis"><text:span text:style-name="T37">hostexistente</text:span></text:span><text:span text:style-name="Strong_20_Emphasis"><text:span text:style-name="T36">.conf </text:span></text:span><text:span text:style-name="Strong_20_Emphasis"><text:span text:style-name="T38">hostnuevo</text:span></text:span><text:span text:style-name="Strong_20_Emphasis"><text:span text:style-name="T39">.conf</text:span></text:span></text:p>
      <text:p text:style-name="P35"><text:span text:style-name="Strong_20_Emphasis"><text:span text:style-name="T14">gksudo xed </text:span></text:span><text:span text:style-name="Strong_20_Emphasis"><text:span text:style-name="T15">hostnuevo</text:span></text:span><text:span text:style-name="Strong_20_Emphasis"><text:span text:style-name="T14">.conf </text:span></text:span><text:span text:style-name="Strong_20_Emphasis"><text:span text:style-name="T10">y cambiar nombre del sitio y directorios</text:span></text:span></text:p>
      <text:p text:style-name="P34"><text:span text:style-name="Strong_20_Emphasis"><text:span text:style-name="T36">sudo a2ensite </text:span></text:span><text:span text:style-name="Strong_20_Emphasis"><text:span text:style-name="T37">hostnuevo</text:span></text:span><text:span text:style-name="Strong_20_Emphasis"><text:span text:style-name="T36">.conf</text:span></text:span></text:p>
      <text:p text:style-name="P32"><text:span text:style-name="Strong_20_Emphasis"><text:span text:style-name="T36">sudo a2enmod rewrite</text:span></text:span></text:p>
      <text:p text:style-name="P33"><text:span text:style-name="Strong_20_Emphasis"><text:span text:style-name="T36">sudo service apache2 restart</text:span></text:span></text:p>
      <text:p text:style-name="P37"><text:span text:style-name="T9">Acceder al nuevo sitio </text:span><text:a xlink:type="simple" xlink:href="http://hostnuevo.com/" text:style-name="Internet_20_link" text:visited-style-name="Visited_20_Internet_20_Link"><text:span text:style-name="T11">http://hostnuevo.com</text:span></text:a></text:p>
      <text:p text:style-name="P38"/>
      <text:list xml:id="list9133335504083698223" text:style-name="L4">
        <text:list-header>
          <text:h text:style-name="P57" text:outline-level="1">Ejecutar script de permisos laravel</text:h>
        </text:list-header>
      </text:list>
      <text:p text:style-name="P6"/>
      <table:table table:name="Table2" table:style-name="Table2">
        <table:table-column table:style-name="Table2.A"/>
        <table:table-row table:style-name="Table2.1">
          <table:table-cell table:style-name="Table2.A1" office:value-type="string">
            <text:p text:style-name="P21">#!/bin/bash</text:p>
            <text:p text:style-name="P46">DIR=/var/www/laravel/apirf.lumen</text:p>
            <text:p text:style-name="P46">USER=riv4wi</text:p>
            <text:p text:style-name="P46">chown -R www-data:www-data $DIR/storage</text:p>
            <text:p text:style-name="P46">chmod -R <text:span text:style-name="T45">755 </text:span>$DIR/storage </text:p>
            <text:p text:style-name="P44"># First time check if .env file exist</text:p>
            <text:p text:style-name="P46">test -f $DIR/.env.example <text:span text:style-name="T48">&amp;&amp; </text:span>mv .env.example .env <text:span text:style-name="T48">&amp;&amp; </text:span>chmod <text:span text:style-name="T45">660 </text:span>.env</text:p>
            <text:p text:style-name="P44"># First time check if .idea dir exist - Enable for use of phpstorm</text:p>
            <text:p text:style-name="P46">test <text:span text:style-name="T48">! </text:span>-d $DIR/.idea <text:span text:style-name="T48">&amp;&amp; </text:span>mkdir $DIR/.idea <text:span text:style-name="T48">&amp;&amp; </text:span>chown -R $USER:$USER $DIR/.idea</text:p>
            <text:p text:style-name="P44"># First time check if .git dir exist - For using git</text:p>
            <text:p text:style-name="P42">test <text:span text:style-name="T48">! </text:span>-d $DIR/.git <text:span text:style-name="T48">&amp;&amp; </text:span>mkdir $DIR/.git <text:span text:style-name="T48">&amp;&amp; </text:span>chown -R $USER:$USER $DIR/.git <text:span text:style-name="T48">&amp;&amp; </text:span>chmod -R <text:span text:style-name="T45">775 </text:span>.git/</text:p>
          </table:table-cell>
        </table:table-row>
      </table:table>
      <text:p text:style-name="P25"/>
      <text:list xml:id="list200133479704370" text:continue-numbering="true" text:style-name="L4">
        <text:list-header>
          <text:h text:style-name="P57" text:outline-level="1"><text:bookmark text:name="docs-internal-guid-d9d7ee91-ca82-f876-67aa-84ad66bc437f"/>Inicializar git</text:h>
        </text:list-header>
      </text:list>
      <text:p text:style-name="P16">git init</text:p>
      <text:h text:style-name="P49" text:outline-level="1"><text:soft-page-break/>Ejecutar script de preparación del repositorio con cuenta riv4wi.</text:h>
      <text:p text:style-name="P16">~/scripts/init-git-repo-with-riv4wi.sh</text:p>
      <table:table table:name="Tabla2" table:style-name="Tabla2">
        <table:table-column table:style-name="Tabla2.A"/>
        <table:table-row table:style-name="Tabla2.1">
          <table:table-cell table:style-name="Tabla2.A1" office:value-type="string">
            <text:p text:style-name="P20">#!/bin/sh</text:p>
            <text:p text:style-name="P43"><text:s/></text:p>
            <text:p text:style-name="P45"><text:span text:style-name="T44">git </text:span>config user.name <text:span text:style-name="T45">"riv4wi"</text:span></text:p>
            <text:p text:style-name="P45"><text:span text:style-name="T44">git </text:span>config github.user <text:span text:style-name="T45">"riv4wi"</text:span></text:p>
            <text:p text:style-name="P41"><text:span text:style-name="T44">git </text:span>config user.email <text:span text:style-name="T45">"riv4wi@gmail.com"</text:span></text:p>
          </table:table-cell>
        </table:table-row>
      </table:table>
      <text:h text:style-name="P12" text:outline-level="1"/>
      <text:h text:style-name="P13" text:outline-level="1">Preparar template readme</text:h>
      <text:p text:style-name="P17">Copiar y modificar los datos iniciales del readme que tendrá el proyecto. Una vez modificado copiarlo en el directorio principal del proyecto</text:p>
      <text:p text:style-name="Text_20_body"/>
      <text:h text:style-name="P13" text:outline-level="1">Preparar rama master y subir al repositorio</text:h>
      <text:p text:style-name="P17">Ejecutar script de preparación del repositorio con cuenta riv4wi. (Estas líneas de código generalmente las sugiere github)</text:p>
      <text:p text:style-name="P16">git add .</text:p>
      <text:p text:style-name="P16">git commit -m "first commit"</text:p>
      <text:p text:style-name="P16">git remote add origin https://github.com/riv4wi/apirf-laravel.git</text:p>
      <text:p text:style-name="P16">git push -u origin master</text:p>
      <text:p text:style-name="Text_20_body"/>
      <text:h text:style-name="P13" text:outline-level="1">Crear la rama develop</text:h>
      <text:p text:style-name="P16">git checkout -b develop</text:p>
      <text:p text:style-name="P48"/>
      <text:h text:style-name="P13" text:outline-level="1">Configurar proyecto en phpstorm</text:h>
      <text:p text:style-name="P17">En opción VCS/Import into version control/Share project in Github -&gt; Ingresar las credenciales de autenticación.</text:p>
      <text:p text:style-name="P48"/>
      <text:h text:style-name="P13" text:outline-level="1"><text:soft-page-break/>Crear usuario en Mysql</text:h>
      <text:p text:style-name="P18">CREATE USER 'riv4wi'@'localhost' IDENTIFIED BY '1234';</text:p>
      <text:p text:style-name="Text_20_body"/>
      <text:h text:style-name="P50" text:outline-level="1">Crear base de datos y asignar los permisos al usuario</text:h>
      <text:p text:style-name="P18">create database lar_apirestful;</text:p>
      <text:p text:style-name="P18">GRANT ALL PRIVILEGES ON lar_apirestful.* TO 'riv4wi'@'localhost';</text:p>
      <text:p text:style-name="P18">FLUSH PRIVILEGES;</text:p>
      <text:p text:style-name="Text_20_body"/>
      <text:h text:style-name="P19" text:outline-level="2">Verificar si el usuario fue creado</text:h>
      <text:p text:style-name="P18">select User from mysql.user;</text:p>
      <text:p text:style-name="Text_20_body"><text:line-break/></text:p>
      <text:p text:style-name="P29"><text:span text:style-name="Strong_20_Emphasis"><text:span text:style-name="T46">NOTA</text:span></text:span><text:span text:style-name="Strong_20_Emphasis"><text:span text:style-name="T47">S ADICIONALES</text:span></text:span></text:p>
      <text:h text:style-name="P5" text:outline-level="1">Setup folder permissions for laravel:</text:h>
      <text:list xml:id="list1275698951585250747" text:style-name="L5">
        <text:list-item>
          <text:p text:style-name="P52"><text:span text:style-name="T23"><text:s/>Temporary setup in </text:span><text:span text:style-name="Source_20_Text"><text:span text:style-name="T24">/var/www/html</text:span></text:span><text:span text:style-name="T23">:</text:span></text:p>
        </text:list-item>
      </text:list>
      <text:p text:style-name="P39"><text:span text:style-name="T23">Add self to group </text:span><text:span text:style-name="Source_20_Text"><text:span text:style-name="T24">www-data</text:span></text:span><text:span text:style-name="T23">: </text:span><text:span text:style-name="Strong_20_Emphasis"><text:span text:style-name="T19">sudo usermod -a -G www-data $USER</text:span></text:span></text:p>
      <text:p text:style-name="P40"><text:span text:style-name="T23">Change ownership of laravel folder: </text:span><text:span text:style-name="Strong_20_Emphasis"><text:span text:style-name="T19">sudo chgrp -R www-data /var/www/html/project</text:span></text:span></text:p>
      <text:p text:style-name="P40"><text:span text:style-name="T23">Tip: to setup laravel storage: </text:span><text:span text:style-name="Strong_20_Emphasis"><text:span text:style-name="T20">sudo chmod -R 775 /var/www/html/project/storage</text:span></text:span></text:p>
      <text:p text:style-name="P2"><text:span text:style-name="Strong_20_Emphasis"><text:span text:style-name="T23"/></text:span></text:p>
      <text:list xml:id="list200134390905077" text:continue-numbering="true" text:style-name="L5">
        <text:list-item>
          <text:p text:style-name="P52"><text:span text:style-name="Strong_20_Emphasis"><text:span text:style-name="T23"><text:s/>Permanent solution:</text:span></text:span></text:p>
          <text:list>
            <text:list-header>
              <text:p text:style-name="P52"><text:span text:style-name="T23">Make default ownership of folders in </text:span><text:span text:style-name="Source_20_Text"><text:span text:style-name="T24">/var/www/html</text:span></text:span><text:span text:style-name="T23"> </text:span><text:span text:style-name="Source_20_Text"><text:span text:style-name="T24">$USER:www-data</text:span></text:span><text:span text:style-name="T23">, so any new creation will assume the permissions of your user and the group www-data</text:span></text:p>
              <text:p text:style-name="P53"><text:span text:style-name="Strong_20_Emphasis"><text:span text:style-name="T19">sudo setfacl -d -R -m u:$USER:rwx,g:www-data:rwx,o:rx /var/www/html</text:span></text:span></text:p>
            </text:list-header>
          </text:list>
        </text:list-item>
      </text:list>
      <text:p text:style-name="P4"><text:span text:style-name="Strong_20_Emphasis"><text:span text:style-name="T19"/></text:span></text:p>
      <text:p text:style-name="P3"><text:span text:style-name="T23">Now simply add any user to the </text:span><text:span text:style-name="Source_20_Text"><text:span text:style-name="T24">www-data</text:span></text:span><text:span text:style-name="T23"> group to have them have </text:span><text:span text:style-name="Source_20_Text"><text:span text:style-name="T24">rwx</text:span></text:span><text:span text:style-name="T23"> access to any created laravel project in </text:span><text:span text:style-name="Source_20_Text"><text:span text:style-name="T24">/var/www/html</text:span></text:span><text:span text:style-name="T23">. </text:span><text:span text:style-name="Strong_20_Emphasis"><text:span text:style-name="T25">A reboot will be required</text:span></text:span><text:span text:style-name="T23">.</text:span></text:p>
      <text:p text:style-name="P26"/>
      <text:p text:style-name="P22"/>
      <text:p text:style-name="P7"><text:span text:style-name="Strong_20_Emphasis"><text:span text:style-name="T27">Directory Permissions</text:span></text:span></text:p>
      <text:p text:style-name="P3"><text:span text:style-name="T28">After installing Laravel, you may need to configure some </text:span><text:span text:style-name="T29">permissions</text:span><text:span text:style-name="T28">. Directories within the </text:span><text:span text:style-name="Strong_20_Emphasis"><text:span text:style-name="Source_20_Text"><text:span text:style-name="T31">storage</text:span></text:span></text:span><text:span text:style-name="T28"> and the </text:span><text:span text:style-name="Strong_20_Emphasis"><text:span text:style-name="Source_20_Text"><text:span text:style-name="T31">bootstrap</text:span></text:span></text:span><text:span text:style-name="Strong_20_Emphasis"><text:span text:style-name="Source_20_Text"><text:span text:style-name="T33">/</text:span></text:span></text:span><text:span text:style-name="Strong_20_Emphasis"><text:span text:style-name="Source_20_Text"><text:span text:style-name="T31">cache</text:span></text:span></text:span><text:span text:style-name="T28"> </text:span><text:span text:style-name="Strong_20_Emphasis"><text:span text:style-name="T28">directories should be writable by your web server </text:span></text:span><text:span text:style-name="T28">or Laravel will not run. If you are using the </text:span><text:a xlink:type="simple" xlink:href="https://laravel.com/docs/5.6/homestead" office:target-frame-name="_blank" xlink:show="new" text:style-name="Internet_20_link" text:visited-style-name="Visited_20_Internet_20_Link"><text:span text:style-name="Strong_20_Emphasis"><text:span text:style-name="T32">Homestead</text:span></text:span></text:a><text:span text:style-name="T28"> virtual machine, these permissions should already be set.</text:span><text:span text:style-name="T30"> </text:span><text:span text:style-name="T34">Fuente: Laravel.com</text:span></text:p>
      <text:p text:style-name="P23"/>
      <text:p text:style-name="P47"><text:span text:style-name="Strong_20_Emphasis"><text:span text:style-name="T7"/></text:span></text:p>
      <text:p text:style-name="P28"><text:span text:style-name="Strong_20_Emphasis"><text:span text:style-name="T26">Permisos de las carpetas</text:span></text:span></text:p>
      <text:p text:style-name="P27">Otra situación que puede dar lugar a errores es que no tengas permisos de escritura en las carpetas que lo necesitan. Directorios dentro de "storage" y "bootstrap/cache" deben tener permisos de escritura para el servidor web. Si has instalado Laravel en una máquina Homestead no deberías preocuparte por este detalle, pero si lo estás haciendo en una máquina distinta quizás tengas que activarlos.</text:p>
      <text:p text:style-name="P27"/>
      <text:p text:style-name="P27">Como estamos en el ordenador de desarrollo podríamos simplemente asignar 777 a los permisos y así nos aseguramos que no nos de problemas este detalle.</text:p>
      <text:p text:style-name="P27"/>
      <text:p text:style-name="P24"><text:span text:style-name="Strong_20_Emphasis"><text:span text:style-name="T40">chmod -R 777 storage</text:span></text:span></text:p>
      <text:p text:style-name="P24"><text:span text:style-name="Strong_20_Emphasis"><text:span text:style-name="T40"/></text:span></text:p>
      <text:p text:style-name="P27">Este asunto está documentado en la documentación oficial, aunque no sugieren poner los permisos a un valor concreto. Nosotros sugerimos solo 777 porque es tu máquina local, nunca se debería hacer eso en el servidor remoto donde va a estar la aplicación en prod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ira Code" svg:font-family="'Fira Code'"/>
    <style:font-face style:name="Helvetica Neue" svg:font-family="'Helvetica Neue', Arial, sans"/>
    <style:font-face style:name="Lohit Devanagari1" svg:font-family="'Lohit Devanagari'"/>
    <style:font-face style:name="gotham" svg:font-family="gotham, helvetica, arial, sans-serif"/>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Banksia" svg:font-family="Banksi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383838" style:text-line-through-style="none" style:text-line-through-type="none" style:font-name="Arial" fo:font-family="Arial" fo:font-size="16pt" fo:letter-spacing="normal" fo:font-style="normal" style:text-underline-style="none" fo:font-weight="bold" officeooo:rsid="00036ea7"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loext:padding="0cm" loext:border="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cm" loext:contextual-spacing="false" fo:line-height="188%" style:page-number="auto" style:snap-to-layout-grid="false" style:writing-mode="lr-tb"/>
      <style:text-properties fo:font-variant="normal" fo:text-transform="none" fo:color="#383838" style:text-line-through-style="none" style:text-line-through-type="none" style:font-name="Arial" fo:font-family="Arial" fo:font-size="16pt" fo:font-style="normal" style:text-underline-style="none" fo:font-weight="bold"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MP2" style:family="paragraph">
      <style:paragraph-properties fo:text-align="center"/>
    </style:style>
    <style:style style:name="MP3" style:family="paragraph">
      <loext:graphic-properties draw:fill="solid" draw:fill-color="#a0a0a0"/>
      <style:paragraph-properties fo:text-align="center"/>
    </style:style>
    <style:style style:name="MP4"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MP5"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MT1" style:family="text">
      <style:text-properties fo:font-size="6pt" style:font-size-asian="6pt" style:font-size-complex="6pt"/>
    </style:style>
    <style:style style:name="MT2" style:family="text">
      <style:text-properties fo:color="#0000ff" fo:font-size="6pt" style:font-size-asian="6pt" style:font-size-complex="6pt"/>
    </style:style>
    <style:style style:name="MT3" style:family="text">
      <style:text-properties fo:color="#0000ff" fo:font-size="6pt" officeooo:rsid="0010c531" style:font-size-asian="6pt" style:font-size-complex="6pt"/>
    </style:style>
    <style:style style:name="MT4" style:family="text">
      <style:text-properties fo:color="#0000ff" fo:font-size="6pt" fo:font-weight="bold" style:font-size-asian="6pt" style:font-weight-asian="bold" style:font-size-complex="6pt"/>
    </style:style>
    <style:style style:name="MT5" style:family="text">
      <style:text-properties fo:color="#0000ff" fo:font-size="6pt" fo:font-weight="bold" officeooo:rsid="0010c531" style:font-size-asian="6pt" style:font-weight-asian="bold" style:font-size-complex="6pt"/>
    </style:style>
    <style:style style:name="MT6" style:family="text">
      <style:text-properties fo:color="#0000ff" fo:font-size="6pt" fo:font-weight="bold" officeooo:rsid="001f5264" style:font-size-asian="6pt" style:font-weight-asian="bold" style:font-size-complex="6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14" draw:name="Forma1" draw:style-name="Mgr1" draw:text-style-name="MP2" svg:x1="0.064cm" svg:y1="-0.418cm" svg:x2="16.976cm" svg:y2="-0.418cm"><text:p/></draw:line><draw:rect text:anchor-type="as-char" svg:y="0cm" draw:z-index="4" draw:style-name="Mgr2" draw:text-style-name="MP3" svg:width="0.003cm" svg:height="0.054cm"><text:p/></draw:rect></text:p>
        <text:p text:style-name="MP4"><draw:frame draw:style-name="Mfr1" draw:name="image6.png" text:anchor-type="char" svg:x="0.259cm" svg:y="0.035cm" svg:width="0.753cm" svg:height="0.885cm" draw:z-index="9"><draw:image xlink:href="Pictures/10000201000000B1000000D90BB94F9814DE38C2.png" xlink:type="simple" xlink:show="embed" xlink:actuate="onLoad"/></draw:frame><text:span text:style-name="MT1">Repositorio:</text:span><text:span text:style-name="MT2"> </text:span><text:span text:style-name="MT3">https://github.com/riv4wi/document-and-notes</text:span></text:p>
        <text:p text:style-name="MP5"><text:span text:style-name="MT1">Rama:</text:span><text:span text:style-name="MT2"> </text:span><text:span text:style-name="MT4">Master</text:span></text:p>
        <text:p text:style-name="MP5"><text:span text:style-name="MT1">Nombre-documento</text:span><text:span text:style-name="MT4">: </text:span><text:span text:style-name="MT5">nuevo-proyecto-con-larave</text:span><text:span text:style-name="MT6">l</text:span><text:span text:style-name="MT5">-</text:span><text:span text:style-name="MT6">o-lumen</text:span><text:span text:style-name="MT5">-composer-apache.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3:45:11.647973213</meta:creation-date>
    <dc:date>2018-04-25T20:01:20.007566705</dc:date>
    <meta:editing-duration>PT57M54S</meta:editing-duration>
    <meta:editing-cycles>21</meta:editing-cycles>
    <meta:generator>LibreOffice/5.1.6.2$Linux_X86_64 LibreOffice_project/10m0$Build-2</meta:generator>
    <meta:document-statistic meta:table-count="3" meta:image-count="1" meta:object-count="0" meta:page-count="5" meta:paragraph-count="95" meta:word-count="717" meta:character-count="4866" meta:non-whitespace-character-count="4237"/>
  </office:meta>
</office:document-meta>
</file>